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TestUtils.setCurrentWebApplicationContext( ClassLoader classLoader , Web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TestUtils.setCurrentWebApplicationContext( 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TestUtils.getCurrentContextPerThreadFromContext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